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11.333cm" style:rel-column-width="43690*"/>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3" style:family="table-row">
      <style:table-row-properties style:min-row-height="1.117cm"/>
    </style:style>
    <style:style style:name="P1" style:family="paragraph" style:parent-style-name="Standard">
      <style:text-properties style:font-name="Nimbus Sans L"/>
    </style:style>
    <style:style style:name="P2" style:family="paragraph" style:parent-style-name="Standard">
      <style:text-properties style:font-name="Nimbus Sans L" officeooo:paragraph-rsid="0011154d"/>
    </style:style>
    <style:style style:name="P3" style:family="paragraph" style:parent-style-name="Standard">
      <style:text-properties style:font-name="Nimbus Sans L" officeooo:paragraph-rsid="00125bb1"/>
    </style:style>
    <style:style style:name="P4" style:family="paragraph" style:parent-style-name="Standard">
      <style:text-properties style:font-name="Nimbus Sans L" officeooo:paragraph-rsid="0013f0bf"/>
    </style:style>
    <style:style style:name="P5" style:family="paragraph" style:parent-style-name="Standard">
      <style:text-properties officeooo:paragraph-rsid="0013f0bf"/>
    </style:style>
    <style:style style:name="P6" style:family="paragraph" style:parent-style-name="Standard" style:list-style-name="L2">
      <style:text-properties officeooo:paragraph-rsid="00156a76"/>
    </style:style>
    <style:style style:name="P7" style:family="paragraph" style:parent-style-name="Standard" style:list-style-name="L2">
      <style:text-properties officeooo:paragraph-rsid="00197653"/>
    </style:style>
    <style:style style:name="P8" style:family="paragraph" style:parent-style-name="Standard">
      <style:paragraph-properties fo:line-height="150%" fo:text-align="justify" style:justify-single-word="false"/>
      <style:text-properties style:font-name="Arial" fo:font-size="12pt" officeooo:paragraph-rsid="00173ee8" style:font-size-asian="12pt" style:font-size-complex="12pt"/>
    </style:style>
    <style:style style:name="P9" style:family="paragraph" style:parent-style-name="Standard">
      <style:paragraph-properties fo:line-height="150%" fo:text-align="start" style:justify-single-word="false"/>
      <style:text-properties style:font-name="Arial" fo:font-size="12pt" officeooo:paragraph-rsid="00173ee8" style:font-size-asian="12pt" style:font-size-complex="12pt"/>
    </style:style>
    <style:style style:name="P10" style:family="paragraph" style:parent-style-name="Standard">
      <style:text-properties officeooo:paragraph-rsid="00173ee8"/>
    </style:style>
    <style:style style:name="P11" style:family="paragraph" style:parent-style-name="Standard" style:list-style-name="L3">
      <style:text-properties officeooo:paragraph-rsid="001c990a"/>
    </style:style>
    <style:style style:name="P12" style:family="paragraph" style:parent-style-name="Text_20_body">
      <style:text-properties officeooo:paragraph-rsid="0013f0bf"/>
    </style:style>
    <style:style style:name="P13" style:family="paragraph" style:parent-style-name="Text_20_body" style:list-style-name="L1">
      <style:text-properties officeooo:paragraph-rsid="0013f0bf"/>
    </style:style>
    <style:style style:name="P14" style:family="paragraph" style:parent-style-name="Text_20_body" style:list-style-name="L1">
      <style:text-properties fo:font-weight="bold" officeooo:paragraph-rsid="0013f0bf" style:font-weight-asian="bold" style:font-weight-complex="bold"/>
    </style:style>
    <style:style style:name="P15" style:family="paragraph" style:parent-style-name="Text_20_body">
      <style:text-properties fo:font-weight="bold" officeooo:paragraph-rsid="0013f0bf" style:font-weight-asian="bold" style:font-weight-complex="bold"/>
    </style:style>
    <style:style style:name="P16" style:family="paragraph" style:parent-style-name="Table_20_Contents">
      <style:paragraph-properties fo:text-align="start" style:justify-single-word="false"/>
      <style:text-properties style:font-name="Arial" fo:font-size="12pt" officeooo:paragraph-rsid="00173ee8" style:font-size-asian="12pt" style:font-size-complex="12pt"/>
    </style:style>
    <style:style style:name="P17" style:family="paragraph" style:parent-style-name="Table_20_Contents">
      <style:paragraph-properties fo:text-align="justify" style:justify-single-word="false"/>
      <style:text-properties style:font-name="Arial" fo:font-size="12pt" officeooo:paragraph-rsid="00173ee8" style:font-size-asian="12pt" style:font-size-complex="12pt"/>
    </style:style>
    <style:style style:name="P18" style:family="paragraph" style:parent-style-name="Heading_20_2">
      <style:text-properties style:font-name="Nimbus Sans L" officeooo:paragraph-rsid="0013f0bf"/>
    </style:style>
    <style:style style:name="P19" style:family="paragraph" style:parent-style-name="Heading_20_2">
      <style:text-properties style:font-name="Nimbus Sans L" officeooo:paragraph-rsid="00173ee8"/>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1154d"/>
    </style:style>
    <style:style style:name="T2" style:family="text">
      <style:text-properties officeooo:rsid="00125bb1"/>
    </style:style>
    <style:style style:name="T3" style:family="text">
      <style:text-properties style:font-name="Nimbus Sans L"/>
    </style:style>
    <style:style style:name="T4" style:family="text">
      <style:text-properties style:font-name="Nimbus Sans L" officeooo:rsid="0013f0bf"/>
    </style:style>
    <style:style style:name="T5" style:family="text">
      <style:text-properties style:font-name="Nimbus Sans L" fo:font-weight="bold" officeooo:rsid="0013f0bf" style:font-weight-asian="bold" style:font-weight-complex="bold"/>
    </style:style>
    <style:style style:name="T6" style:family="text">
      <style:text-properties style:font-name="Nimbus Sans L" fo:font-weight="bold" officeooo:rsid="00156a76" style:font-weight-asian="bold" style:font-weight-complex="bold"/>
    </style:style>
    <style:style style:name="T7" style:family="text">
      <style:text-properties style:font-name="Nimbus Sans L" fo:font-weight="bold" officeooo:rsid="00197653" style:font-weight-asian="bold" style:font-weight-complex="bold"/>
    </style:style>
    <style:style style:name="T8" style:family="text">
      <style:text-properties style:font-name="Nimbus Sans L" fo:font-weight="normal" officeooo:rsid="0013f0bf" style:font-weight-asian="normal" style:font-weight-complex="normal"/>
    </style:style>
    <style:style style:name="T9" style:family="text">
      <style:text-properties style:font-name="Nimbus Sans L" officeooo:rsid="00156a76"/>
    </style:style>
    <style:style style:name="T10" style:family="text">
      <style:text-properties style:font-name="Nimbus Sans L" officeooo:rsid="00197653"/>
    </style:style>
    <style:style style:name="T11" style:family="text">
      <style:text-properties style:font-name="Nimbus Sans L" officeooo:rsid="001c990a"/>
    </style:style>
    <style:style style:name="T12" style:family="text">
      <style:text-properties officeooo:rsid="0013f0bf"/>
    </style:style>
    <style:style style:name="T13" style:family="text">
      <style:text-properties fo:font-weight="normal" officeooo:rsid="00173ee8" style:font-weight-asian="normal" style:font-weight-complex="normal"/>
    </style:style>
    <style:style style:name="T14" style:family="text">
      <style:text-properties officeooo:rsid="00173ee8"/>
    </style:style>
    <style:style style:name="T15" style:family="text">
      <style:text-properties style:text-position="super 58%" fo:background-color="transparent"/>
    </style:style>
    <style:style style:name="fr1"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Developer Guide für W5Base</text:span></text:h>
      <text:p text:style-name="P5"><text:span text:style-name="T12">Dieses Dokument beschreibt die Rahmenbedingungen bei der Entwicklung von W5Base Applikationen und Module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Developer Guide für W5Base<text:tab/>1</text:p>
          <text:p text:style-name="P21">1. Allgemeine Rahmenbedingungen<text:tab/>2</text:p>
          <text:p text:style-name="P21">2. Verzeichnisstruktur<text:tab/>3</text:p>
          <text:p text:style-name="P21">3. Signifikante Dateien und Verzeichnisse<text:tab/>4</text:p>
          <text:p text:style-name="P21">4. Genereller Ablauf eines Web-Requests<text:tab/>5</text:p>
          <text:p text:style-name="P21">5. Programmcode Style<text:tab/>6</text:p>
          <text:p text:style-name="P21">6. Notwendige Skills für Entwickler<text:tab/>7</text:p>
          <text:p text:style-name="P21">Glosar<text:tab/>8</text:p>
        </text:index-body>
      </text:table-of-content>
      <text:p text:style-name="P2"><text:span text:style-name="T1"/></text:p>
      <text:p text:style-name="P4"><text:span text:style-name="T12">Version 0.1 - </text:span><text:span text:style-name="T12"><text:modification-date style:data-style-name="N36">13.01.2012</text:modification-date></text:span></text:p>
      <text:h text:style-name="Heading_20_2" text:outline-level="2"><text:span text:style-name="T12">1. </text:span><text:span text:style-name="T14">Allgemeine Rahmenbedingungen</text:span></text:h>
      <text:list xml:id="list1398119492" text:style-name="L3">
        <text:list-item>
          <text:p text:style-name="P11"><text:span text:style-name="T11">W5Base Applikationen müssen so entwickelt und getestet werden, dass sie mit ALLEN gängigen Browsern bedient werden können.</text:span></text:p>
        </text:list-item>
      </text:list>
      <text:h text:style-name="P19" text:outline-level="2"><text:span text:style-name="T14">2.</text:span><text:span text:style-name="T12"> </text:span><text:span text:style-name="T1">Verzeichnisstruktur</text:span></text:h>
      <text:h text:style-name="Heading_20_2" text:outline-level="2"><text:span text:style-name="T14">3</text:span><text:span text:style-name="T12">. </text:span><text:span text:style-name="T2">Signifikante Dateien und Verzeichnisse</text:span></text:h>
      <text:p text:style-name="P3"><text:span text:style-name="T2"/></text:p>
      <text:p text:style-name="P2"><text:span text:style-name="T1"/></text:p>
      <text:h text:style-name="Heading_20_2" text:outline-level="2"><text:span text:style-name="T14">4</text:span><text:span text:style-name="T12">. </text:span><text:span text:style-name="T1">Genereller Ablauf eines Web-Requests</text:span></text:h>
      <text:p text:style-name="P1"><draw:frame draw:style-name="fr1" draw:name="Objekt1" text:anchor-type="paragraph" svg:x="-0.157cm" svg:width="17.604cm" svg:height="23.506cm" draw:z-index="0"><draw:object xlink:href="./Object 1" xlink:type="simple" xlink:show="embed" xlink:actuate="onLoad"/><draw:image xlink:href="./ObjectReplacements/Object 1" xlink:type="simple" xlink:show="embed" xlink:actuate="onLoad"/></draw:frame></text:p>
      <text:h text:style-name="Heading_20_2" text:outline-level="2"><text:span text:style-name="T14">5</text:span><text:span text:style-name="T12">. </text:span><text:span text:style-name="T1">Programmcode Style</text:span></text:h>
      <text:p text:style-name="P1"/>
      <text:list xml:id="list992928721" text:style-name="L2">
        <text:list-item>
          <text:p text:style-name="P6"><text:span text:style-name="T6">Zeichensatz</text:span><text:span text:style-name="T9"><text:line-break/>Alle Programmcodes und Controll-Dateien werden im Zeichensatz „ISO-Latin1“ verfasst. Zeilenumbrüche in allen Dateinen werden nach Unix-Style, d.h. nur durch das Zeichen ASCII 13 repräsentiert.</text:span></text:p>
        </text:list-item>
        <text:list-item>
          <text:p text:style-name="P6"><text:span text:style-name="T6">Einrückungen</text:span><text:span text:style-name="T9"><text:line-break/>Einrückungen sind immer als 3 Leerzeichen Blöcke aufzubauen. Einrückungen mit TAB Zeichen sind nicht erlaubt (da diese Editor-spezifisch dargestellt werden).</text:span></text:p>
        </text:list-item>
        <text:list-item>
          <text:p text:style-name="P6"><text:span text:style-name="T6">Zeilenlänge</text:span><text:span text:style-name="T9"><text:line-break/>Soweit möglich, ist eine Programmcode Zeile auf 80 Zeichen (Spalten) zu begrenzen. Davon abgewichen werden kann z.B. bei komplexen Reguären Ausdrücken, in die nur schwer ein Umbruch eingebaut werden kann.</text:span></text:p>
        </text:list-item>
        <text:list-item>
          <text:p text:style-name="P7"><text:span text:style-name="T7">Sprache</text:span><text:span text:style-name="T10"><text:line-break/>Alle Variablen, Dateinamen und Funktionen sind von englischen Ausdrücken abzuleiten. Soweit möglich, sind alle Bemerkungen im Programmcode in englisch einzufügen.</text:span></text:p>
        </text:list-item>
      </text:list>
      <text:h text:style-name="P18" text:outline-level="2"><text:span text:style-name="T14">6</text:span><text:span text:style-name="T12">. Notwendige Skills für Entwickler</text:span></text:h>
      <text:p text:style-name="P12"><text:span text:style-name="T4">Für die Entwicklung von Modulen innerhalb des W5Base-Frameworks sind die folgenden Skills notwendig:</text:span></text:p>
      <text:list xml:id="list1200076230" text:style-name="L1">
        <text:list-item>
          <text:p text:style-name="P13"><text:span text:style-name="T5">Perl (Fortgeschrittene Kenntnisse !)</text:span><text:span text:style-name="T4"><text:line-break/>OO Programmierung in Perl<text:line-break/>Modul-Programmierung<text:line-break/>Perl in ModPerl2 Umgebungen</text:span></text:p>
        </text:list-item>
        <text:list-item>
          <text:p text:style-name="P14"><text:span text:style-name="T4">SQL<text:line-break/></text:span><text:span text:style-name="T8">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14"><text:span text:style-name="T4">Betriebssystem Unix (Linux)</text:span><text:span text:style-name="T8"><text:line-break/>Der Umgang mit einem Unix-System sollte den Entwicklern kein Problem bereiten.</text:span></text:p>
        </text:list-item>
        <text:list-item>
          <text:p text:style-name="P14"><text:span text:style-name="T4">SubVersion (SVN)</text:span><text:span text:style-name="T8"><text:line-break/>Versierter Umgang mit dem Code-Reviosn verwaltungssystem SubVersion ist eine zwingende Vorraussetzung, da alle Code-Anpassung über dieses System getrackt werden.</text:span></text:p>
        </text:list-item>
      </text:list>
      <text:p text:style-name="P15"><text:span text:style-name="T8"/></text:p>
      <text:p text:style-name="P15"><text:span text:style-name="T8"/></text:p>
      <text:h text:style-name="Heading_20_2" text:outline-level="2"><text:span text:style-name="T13">Glosar</text:span></text:h>
      <text:p text:style-name="P15"><text:span text:style-name="T8"/></text:p>
      <table:table table:name="Tabelle3" table:style-name="Tabelle3">
        <table:table-column table:style-name="Tabelle3.A"/>
        <table:table-column table:style-name="Tabelle3.B"/>
        <table:table-row>
          <table:table-cell table:style-name="Tabelle3.A1" office:value-type="string">
            <text:p text:style-name="P16">Configuration Management System<text:span text:style-name="T15">(1)</text:span></text:p>
          </table:table-cell>
          <table:table-cell table:style-name="Tabelle3.B1" office:value-type="string">
            <text:p text:style-name="P8">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16">QuickFind<text:span text:style-name="T15">(2)</text:span></text:p>
          </table:table-cell>
          <table:table-cell table:style-name="Tabelle3.B2" office:value-type="string">
            <text:p text:style-name="P8">Funktion von W5Base / Darwin um Config-Daten, Nutzer, FAQs und anderes zu durchsuchen</text:p>
          </table:table-cell>
        </table:table-row>
        <table:table-row>
          <table:table-cell table:style-name="Tabelle3.A2" office:value-type="string">
            <text:p text:style-name="P16">Oracle<text:span text:style-name="T15">(3)</text:span></text:p>
          </table:table-cell>
          <table:table-cell table:style-name="Tabelle3.B2" office:value-type="string">
            <text:p text:style-name="P17">Großer Software Hersteller, der vor allem durch das Datenbankmanagementsystem „Oracle Database“ bekannt ist</text:p>
          </table:table-cell>
        </table:table-row>
        <table:table-row>
          <table:table-cell table:style-name="Tabelle3.A2" office:value-type="string">
            <text:p text:style-name="P16">Perl<text:span text:style-name="T15">(4)</text:span></text:p>
          </table:table-cell>
          <table:table-cell table:style-name="Tabelle3.B2" office:value-type="string">
            <text:p text:style-name="P17">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16">Patch<text:span text:style-name="T15">(5)</text:span></text:p>
          </table:table-cell>
          <table:table-cell table:style-name="Tabelle3.B2" office:value-type="string">
            <text:p text:style-name="P17">Änderung am Programmcode, die Fehler behebt oder Funktionen hinzufügt</text:p>
          </table:table-cell>
        </table:table-row>
        <table:table-row>
          <table:table-cell table:style-name="Tabelle3.A2" office:value-type="string">
            <text:p text:style-name="P16">Entwicklungsumgebung<text:span text:style-name="T15">(6)</text:span></text:p>
          </table:table-cell>
          <table:table-cell table:style-name="Tabelle3.B2" office:value-type="string">
            <text:p text:style-name="P17">Umgebung, in der Neuerungen getestet werden können und auf den Betrieb vorbereitet werden können.</text:p>
          </table:table-cell>
        </table:table-row>
        <table:table-row>
          <table:table-cell table:style-name="Tabelle3.A2" office:value-type="string">
            <text:p text:style-name="P16">Wirkumgebung<text:span text:style-name="T15">(7)</text:span></text:p>
          </table:table-cell>
          <table:table-cell table:style-name="Tabelle3.B2" office:value-type="string">
            <text:p text:style-name="P17">Umgebung, in der die Software im tatsächlichen Wirkbetrieb läuft</text:p>
          </table:table-cell>
        </table:table-row>
        <table:table-row>
          <table:table-cell table:style-name="Tabelle3.A2" office:value-type="string">
            <text:p text:style-name="P9">GNU Lesser General Public License (LGPL)<text:span text:style-name="T15">(8)</text:span></text:p>
          </table:table-cell>
          <table:table-cell table:style-name="Tabelle3.B2" office:value-type="string">
            <text:p text:style-name="P8">Eine Lizenz für freie Software, in der unter anderem festgehalten ist, dass Programme, die unter dieser Lizenz veröffentlicht werden, beliebig weitergegeben, nach eigenen Bedürfnissen angepasst und die veränderten 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9">SQLRunner<text:span text:style-name="T15">(9)</text:span></text:p>
          </table:table-cell>
          <table:table-cell table:style-name="Tabelle3.B2" office:value-type="string">
            <text:p text:style-name="P8">Eine freie Software, mit der man sich zu Datenbanken verbinden, sich deren Datenstrukturen anzeigen lassen und Abfragen erstellen kann.</text:p>
          </table:table-cell>
        </table:table-row>
        <table:table-row>
          <table:table-cell table:style-name="Tabelle3.A2" office:value-type="string">
            <text:p text:style-name="P9">View<text:span text:style-name="T15">(10)</text:span></text:p>
          </table:table-cell>
          <table:table-cell table:style-name="Tabelle3.B2" office:value-type="string">
            <text:p text:style-name="P8">Eine View (dt. Sicht) ist eine Abfrage, die in einem Datenbanksystem gespeichert ist und dann vom Benutzer wie eine normale Tabelle genutzt werden kann.</text:p>
          </table:table-cell>
        </table:table-row>
        <table:table-row>
          <table:table-cell table:style-name="Tabelle3.A2" office:value-type="string">
            <text:p text:style-name="P16">SDK (Software <text:soft-page-break/>Developement Kit)<text:span text:style-name="T15">(11)</text:span></text:p>
          </table:table-cell>
          <table:table-cell table:style-name="Tabelle3.B2" office:value-type="string">
            <text:p text:style-name="P17">Werkzeug um es Entwicklern zu ermöglichen, Software zu <text:soft-page-break/>schreiben, die auf eine bestimmte Anwendung aufbauen</text:p>
          </table:table-cell>
        </table:table-row>
        <table:table-row>
          <table:table-cell table:style-name="Tabelle3.A2" office:value-type="string">
            <text:p text:style-name="P16">Paketmanager<text:span text:style-name="T15">(12)</text:span></text:p>
          </table:table-cell>
          <table:table-cell table:style-name="Tabelle3.B2" office:value-type="string">
            <text:p text:style-name="P17">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16">CPAN (Comprehensive Perl archive Network)<text:span text:style-name="T15">(13)</text:span></text:p>
          </table:table-cell>
          <table:table-cell table:style-name="Tabelle3.B2" office:value-type="string">
            <text:p text:style-name="P17">Repository für Perl-Module und Dokumentationen</text:p>
          </table:table-cell>
        </table:table-row>
        <table:table-row>
          <table:table-cell table:style-name="Tabelle3.A2" office:value-type="string">
            <text:p text:style-name="P16">Repository<text:span text:style-name="T15">(14)</text:span></text:p>
          </table:table-cell>
          <table:table-cell table:style-name="Tabelle3.B2" office:value-type="string">
            <text:p text:style-name="P17">Verwaltetes Verzeichnis für Daten; wird häufig genutzt um verschiedene Versionen von Programmen zu verwalten und zu archivieren</text:p>
          </table:table-cell>
        </table:table-row>
        <table:table-row>
          <table:table-cell table:style-name="Tabelle3.A2" office:value-type="string">
            <text:p text:style-name="P16">Umgebungsvariablen<text:span text:style-name="T15">(15)</text:span></text:p>
          </table:table-cell>
          <table:table-cell table:style-name="Tabelle3.B2" office:value-type="string">
            <text:p text:style-name="P17">Systemvariablen, die die Verzeichnisse für bestimmte Programme festlege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Sans 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51cm" fo:text-align="center" style:justify-single-word="false" fo:text-indent="-0.76cm" style:auto-text-indent="false" style:page-number="auto">
        <style:tab-stops/>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1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ogler Hartmut</meta:initial-creator>
    <meta:creation-date>2012-01-13T09:26:11</meta:creation-date>
    <dc:date>2012-01-13T10:42:53</dc:date>
    <dc:creator>Vogler Hartmut</dc:creator>
    <meta:editing-duration>PT01H01M21S</meta:editing-duration>
    <meta:editing-cycles>8</meta:editing-cycles>
    <meta:generator>OpenOffice.org/3.2$Unix OpenOffice.org_project/320m19$Build-9505</meta:generator>
    <meta:printed-by>Vogler Hartmut</meta:printed-by>
    <meta:print-date>2012-01-13T10:36:38</meta:print-date>
    <meta:document-statistic meta:table-count="1" meta:image-count="0" meta:object-count="1" meta:page-count="9" meta:paragraph-count="59" meta:word-count="620" meta:character-count="46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1pt" style:font-size-asian="11pt" style:font-size-complex="11pt"/>
    </style:style>
    <style:style style:name="T2"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text:span></text:p>
          <text:p text:style-name="P1"><text:span text:style-name="T1">den ALLE Apache Request an die W5Base </text:span></text:p>
          <text:p text:style-name="P1"><text:span text:style-name="T1">Applikation weitergegeben werden.</text:span></text:p>
          <text:p text:style-name="P1"><text:span text:style-name="T1">Über Rewrite Regeln im Apache werden die jeweiligen</text:span></text:p>
          <text:p text:style-name="P1"><text:span text:style-name="T1">Web-Pfadnamen dann als Variablen in dieses Perl-Script</text:span></text:p>
          <text:p text:style-name="P1"><text:span text:style-name="T1">„</text:span><text:span text:style-name="T1">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text:p>
          <draw:enhanced-geometry svg:viewBox="0 0 21600 21600" draw:type="rectangle" draw:enhanced-path="M 0 0 L 21600 0 21600 21600 0 21600 0 0 Z N"/>
        </draw:custom-shape>
        <draw:custom-shape draw:style-name="gr2" draw:text-style-name="P3" draw:layer="layout" svg:width="15cm" svg:height="11.5cm" svg:x="1.5cm" svg:y="8cm">
          <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21cm">
          <text:p/>
          <draw:enhanced-geometry svg:viewBox="0 0 21600 21600" draw:type="rectangle" draw:enhanced-path="M 0 0 L 21600 0 21600 21600 0 21600 0 0 Z N"/>
        </draw:custom-shape>
        <draw:line draw:style-name="gr3" draw:text-style-name="P3" draw:layer="layout" svg:x1="5.5cm" svg:y1="19.5cm" svg:x2="5.5cm" svg:y2="21cm">
          <text:p/>
        </draw:line>
        <draw:frame draw:style-name="gr5" draw:text-style-name="P4" draw:layer="layout" svg:width="5.5cm" svg:height="0.725cm" svg:x="1.5cm" svg:y="7.275cm">
          <draw:text-box>
            <text:p text:style-name="P4"><text:span text:style-name="T2">lib/kernel/App/Web.pm</text:span></text:p>
          </draw:text-box>
        </draw:frame>
        <draw:frame draw:style-name="gr6" draw:text-style-name="P4" draw:layer="layout" svg:width="4.5cm" svg:height="0.725cm" svg:x="1.5cm" svg:y="20.275cm">
          <draw:text-box>
            <text:p text:style-name="P4"><text:span text:style-name="T2">DataObj</text:span></text:p>
          </draw:text-box>
        </draw:frame>
        <draw:frame draw:style-name="gr6" draw:text-style-name="P4" draw:layer="layout" svg:width="4.5cm" svg:height="0.725cm" svg:x="1.5cm" svg:y="1.775cm">
          <draw:text-box>
            <text:p text:style-name="P4"><text:span text:style-name="T2">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